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>
      <style:table-cell-properties style:text-align-source="fix" style:repeat-content="false"/>
      <style:paragraph-properties fo:text-align="start" fo:margin-left="0.4165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S</text:p>
          </table:table-cell>
          <table:table-cell table:style-name="Default"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dT</text:p>
          </table:table-cell>
          <table:table-cell table:style-name="Default" table:formula="of:=1/[.B1]" office:value-type="float" office:value="0.00666666666666667" calcext:value-type="float">
            <text:p>0.0066666667</text:p>
          </table:table-cell>
          <table:table-cell/>
        </table:table-row>
        <table:table-row table:style-name="ro2">
          <table:table-cell office:value-type="string" calcext:value-type="string">
            <text:p>tmin</text:p>
          </table:table-cell>
          <table:table-cell table:style-name="Default" office:value-type="float" office:value="-0.5" calcext:value-type="float">
            <text:p>-0.5</text:p>
          </table:table-cell>
          <table:table-cell/>
        </table:table-row>
        <table:table-row table:style-name="ro2">
          <table:table-cell office:value-type="string" calcext:value-type="string">
            <text:p>tmax</text:p>
          </table:table-cell>
          <table:table-cell table:style-name="Default"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nn</text:p>
          </table:table-cell>
          <table:table-cell table:style-name="Default" table:formula="of:=([.B4]-[.B3])/[.B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style-name="Default" office:value-type="float" office:value="0.2" calcext:value-type="float">
            <text:p>0.2</text:p>
          </table:table-cell>
          <table:table-cell/>
        </table:table-row>
        <table:table-row table:style-name="ro3">
          <table:table-cell/>
          <table:table-cell table:style-name="Default" office:value-type="string" calcext:value-type="string">
            <text:p>t</text:p>
          </table:table-cell>
          <table:table-cell office:value-type="string" calcext:value-type="string">
            <text:p>Pu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]*[.$B$2]+[.$B$3]" office:value-type="float" office:value="-0.5" calcext:value-type="float">
            <text:p>-0.500</text:p>
          </table:table-cell>
          <table:table-cell table:formula="of:=IF(ABS([.B8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]*[.$B$2]+[.$B$3]" office:value-type="float" office:value="-0.493333333333333" calcext:value-type="float">
            <text:p>-0.493</text:p>
          </table:table-cell>
          <table:table-cell table:formula="of:=IF(ABS([.B9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]*[.$B$2]+[.$B$3]" office:value-type="float" office:value="-0.486666666666667" calcext:value-type="float">
            <text:p>-0.487</text:p>
          </table:table-cell>
          <table:table-cell table:formula="of:=IF(ABS([.B10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1]*[.$B$2]+[.$B$3]" office:value-type="float" office:value="-0.48" calcext:value-type="float">
            <text:p>-0.480</text:p>
          </table:table-cell>
          <table:table-cell table:formula="of:=IF(ABS([.B11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2]*[.$B$2]+[.$B$3]" office:value-type="float" office:value="-0.473333333333333" calcext:value-type="float">
            <text:p>-0.473</text:p>
          </table:table-cell>
          <table:table-cell table:formula="of:=IF(ABS([.B12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3]*[.$B$2]+[.$B$3]" office:value-type="float" office:value="-0.466666666666667" calcext:value-type="float">
            <text:p>-0.467</text:p>
          </table:table-cell>
          <table:table-cell table:formula="of:=IF(ABS([.B13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4]*[.$B$2]+[.$B$3]" office:value-type="float" office:value="-0.46" calcext:value-type="float">
            <text:p>-0.460</text:p>
          </table:table-cell>
          <table:table-cell table:formula="of:=IF(ABS([.B14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5]*[.$B$2]+[.$B$3]" office:value-type="float" office:value="-0.453333333333333" calcext:value-type="float">
            <text:p>-0.453</text:p>
          </table:table-cell>
          <table:table-cell table:formula="of:=IF(ABS([.B15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6]*[.$B$2]+[.$B$3]" office:value-type="float" office:value="-0.446666666666667" calcext:value-type="float">
            <text:p>-0.447</text:p>
          </table:table-cell>
          <table:table-cell table:formula="of:=IF(ABS([.B16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7]*[.$B$2]+[.$B$3]" office:value-type="float" office:value="-0.44" calcext:value-type="float">
            <text:p>-0.440</text:p>
          </table:table-cell>
          <table:table-cell table:formula="of:=IF(ABS([.B17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8]*[.$B$2]+[.$B$3]" office:value-type="float" office:value="-0.433333333333333" calcext:value-type="float">
            <text:p>-0.433</text:p>
          </table:table-cell>
          <table:table-cell table:formula="of:=IF(ABS([.B18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9]*[.$B$2]+[.$B$3]" office:value-type="float" office:value="-0.426666666666667" calcext:value-type="float">
            <text:p>-0.427</text:p>
          </table:table-cell>
          <table:table-cell table:formula="of:=IF(ABS([.B19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20]*[.$B$2]+[.$B$3]" office:value-type="float" office:value="-0.42" calcext:value-type="float">
            <text:p>-0.420</text:p>
          </table:table-cell>
          <table:table-cell table:formula="of:=IF(ABS([.B20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21]*[.$B$2]+[.$B$3]" office:value-type="float" office:value="-0.413333333333333" calcext:value-type="float">
            <text:p>-0.413</text:p>
          </table:table-cell>
          <table:table-cell table:formula="of:=IF(ABS([.B21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22]*[.$B$2]+[.$B$3]" office:value-type="float" office:value="-0.406666666666667" calcext:value-type="float">
            <text:p>-0.407</text:p>
          </table:table-cell>
          <table:table-cell table:formula="of:=IF(ABS([.B22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23]*[.$B$2]+[.$B$3]" office:value-type="float" office:value="-0.4" calcext:value-type="float">
            <text:p>-0.400</text:p>
          </table:table-cell>
          <table:table-cell table:formula="of:=IF(ABS([.B23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4]*[.$B$2]+[.$B$3]" office:value-type="float" office:value="-0.393333333333333" calcext:value-type="float">
            <text:p>-0.393</text:p>
          </table:table-cell>
          <table:table-cell table:formula="of:=IF(ABS([.B24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5]*[.$B$2]+[.$B$3]" office:value-type="float" office:value="-0.386666666666667" calcext:value-type="float">
            <text:p>-0.387</text:p>
          </table:table-cell>
          <table:table-cell table:formula="of:=IF(ABS([.B25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6]*[.$B$2]+[.$B$3]" office:value-type="float" office:value="-0.38" calcext:value-type="float">
            <text:p>-0.380</text:p>
          </table:table-cell>
          <table:table-cell table:formula="of:=IF(ABS([.B26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7]*[.$B$2]+[.$B$3]" office:value-type="float" office:value="-0.373333333333333" calcext:value-type="float">
            <text:p>-0.373</text:p>
          </table:table-cell>
          <table:table-cell table:formula="of:=IF(ABS([.B27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8]*[.$B$2]+[.$B$3]" office:value-type="float" office:value="-0.366666666666667" calcext:value-type="float">
            <text:p>-0.367</text:p>
          </table:table-cell>
          <table:table-cell table:formula="of:=IF(ABS([.B28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9]*[.$B$2]+[.$B$3]" office:value-type="float" office:value="-0.36" calcext:value-type="float">
            <text:p>-0.360</text:p>
          </table:table-cell>
          <table:table-cell table:formula="of:=IF(ABS([.B29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30]*[.$B$2]+[.$B$3]" office:value-type="float" office:value="-0.353333333333333" calcext:value-type="float">
            <text:p>-0.353</text:p>
          </table:table-cell>
          <table:table-cell table:formula="of:=IF(ABS([.B30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31]*[.$B$2]+[.$B$3]" office:value-type="float" office:value="-0.346666666666667" calcext:value-type="float">
            <text:p>-0.347</text:p>
          </table:table-cell>
          <table:table-cell table:formula="of:=IF(ABS([.B31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32]*[.$B$2]+[.$B$3]" office:value-type="float" office:value="-0.34" calcext:value-type="float">
            <text:p>-0.340</text:p>
          </table:table-cell>
          <table:table-cell table:formula="of:=IF(ABS([.B32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33]*[.$B$2]+[.$B$3]" office:value-type="float" office:value="-0.333333333333333" calcext:value-type="float">
            <text:p>-0.333</text:p>
          </table:table-cell>
          <table:table-cell table:formula="of:=IF(ABS([.B33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34]*[.$B$2]+[.$B$3]" office:value-type="float" office:value="-0.326666666666667" calcext:value-type="float">
            <text:p>-0.327</text:p>
          </table:table-cell>
          <table:table-cell table:formula="of:=IF(ABS([.B34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5]*[.$B$2]+[.$B$3]" office:value-type="float" office:value="-0.32" calcext:value-type="float">
            <text:p>-0.320</text:p>
          </table:table-cell>
          <table:table-cell table:formula="of:=IF(ABS([.B35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6]*[.$B$2]+[.$B$3]" office:value-type="float" office:value="-0.313333333333333" calcext:value-type="float">
            <text:p>-0.313</text:p>
          </table:table-cell>
          <table:table-cell table:formula="of:=IF(ABS([.B36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7]*[.$B$2]+[.$B$3]" office:value-type="float" office:value="-0.306666666666667" calcext:value-type="float">
            <text:p>-0.307</text:p>
          </table:table-cell>
          <table:table-cell table:formula="of:=IF(ABS([.B37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8]*[.$B$2]+[.$B$3]" office:value-type="float" office:value="-0.3" calcext:value-type="float">
            <text:p>-0.300</text:p>
          </table:table-cell>
          <table:table-cell table:formula="of:=IF(ABS([.B38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]*[.$B$2]+[.$B$3]" office:value-type="float" office:value="-0.293333333333333" calcext:value-type="float">
            <text:p>-0.293</text:p>
          </table:table-cell>
          <table:table-cell table:formula="of:=IF(ABS([.B39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]*[.$B$2]+[.$B$3]" office:value-type="float" office:value="-0.286666666666667" calcext:value-type="float">
            <text:p>-0.287</text:p>
          </table:table-cell>
          <table:table-cell table:formula="of:=IF(ABS([.B40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1]*[.$B$2]+[.$B$3]" office:value-type="float" office:value="-0.28" calcext:value-type="float">
            <text:p>-0.280</text:p>
          </table:table-cell>
          <table:table-cell table:formula="of:=IF(ABS([.B41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2]*[.$B$2]+[.$B$3]" office:value-type="float" office:value="-0.273333333333333" calcext:value-type="float">
            <text:p>-0.273</text:p>
          </table:table-cell>
          <table:table-cell table:formula="of:=IF(ABS([.B42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3]*[.$B$2]+[.$B$3]" office:value-type="float" office:value="-0.266666666666667" calcext:value-type="float">
            <text:p>-0.267</text:p>
          </table:table-cell>
          <table:table-cell table:formula="of:=IF(ABS([.B43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44]*[.$B$2]+[.$B$3]" office:value-type="float" office:value="-0.26" calcext:value-type="float">
            <text:p>-0.260</text:p>
          </table:table-cell>
          <table:table-cell table:formula="of:=IF(ABS([.B44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45]*[.$B$2]+[.$B$3]" office:value-type="float" office:value="-0.253333333333333" calcext:value-type="float">
            <text:p>-0.253</text:p>
          </table:table-cell>
          <table:table-cell table:formula="of:=IF(ABS([.B45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6]*[.$B$2]+[.$B$3]" office:value-type="float" office:value="-0.246666666666667" calcext:value-type="float">
            <text:p>-0.247</text:p>
          </table:table-cell>
          <table:table-cell table:formula="of:=IF(ABS([.B46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7]*[.$B$2]+[.$B$3]" office:value-type="float" office:value="-0.24" calcext:value-type="float">
            <text:p>-0.240</text:p>
          </table:table-cell>
          <table:table-cell table:formula="of:=IF(ABS([.B47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8]*[.$B$2]+[.$B$3]" office:value-type="float" office:value="-0.233333333333333" calcext:value-type="float">
            <text:p>-0.233</text:p>
          </table:table-cell>
          <table:table-cell table:formula="of:=IF(ABS([.B48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9]*[.$B$2]+[.$B$3]" office:value-type="float" office:value="-0.226666666666667" calcext:value-type="float">
            <text:p>-0.227</text:p>
          </table:table-cell>
          <table:table-cell table:formula="of:=IF(ABS([.B49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0]*[.$B$2]+[.$B$3]" office:value-type="float" office:value="-0.22" calcext:value-type="float">
            <text:p>-0.220</text:p>
          </table:table-cell>
          <table:table-cell table:formula="of:=IF(ABS([.B50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51]*[.$B$2]+[.$B$3]" office:value-type="float" office:value="-0.213333333333333" calcext:value-type="float">
            <text:p>-0.213</text:p>
          </table:table-cell>
          <table:table-cell table:formula="of:=IF(ABS([.B51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52]*[.$B$2]+[.$B$3]" office:value-type="float" office:value="-0.206666666666667" calcext:value-type="float">
            <text:p>-0.207</text:p>
          </table:table-cell>
          <table:table-cell table:formula="of:=IF(ABS([.B52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53]*[.$B$2]+[.$B$3]" office:value-type="float" office:value="-0.2" calcext:value-type="float">
            <text:p>-0.200</text:p>
          </table:table-cell>
          <table:table-cell table:formula="of:=IF(ABS([.B53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54]*[.$B$2]+[.$B$3]" office:value-type="float" office:value="-0.193333333333333" calcext:value-type="float">
            <text:p>-0.193</text:p>
          </table:table-cell>
          <table:table-cell table:formula="of:=IF(ABS([.B54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55]*[.$B$2]+[.$B$3]" office:value-type="float" office:value="-0.186666666666667" calcext:value-type="float">
            <text:p>-0.187</text:p>
          </table:table-cell>
          <table:table-cell table:formula="of:=IF(ABS([.B55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6]*[.$B$2]+[.$B$3]" office:value-type="float" office:value="-0.18" calcext:value-type="float">
            <text:p>-0.180</text:p>
          </table:table-cell>
          <table:table-cell table:formula="of:=IF(ABS([.B56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7]*[.$B$2]+[.$B$3]" office:value-type="float" office:value="-0.173333333333333" calcext:value-type="float">
            <text:p>-0.173</text:p>
          </table:table-cell>
          <table:table-cell table:formula="of:=IF(ABS([.B57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8]*[.$B$2]+[.$B$3]" office:value-type="float" office:value="-0.166666666666667" calcext:value-type="float">
            <text:p>-0.167</text:p>
          </table:table-cell>
          <table:table-cell table:formula="of:=IF(ABS([.B58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9]*[.$B$2]+[.$B$3]" office:value-type="float" office:value="-0.16" calcext:value-type="float">
            <text:p>-0.160</text:p>
          </table:table-cell>
          <table:table-cell table:formula="of:=IF(ABS([.B59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60]*[.$B$2]+[.$B$3]" office:value-type="float" office:value="-0.153333333333333" calcext:value-type="float">
            <text:p>-0.153</text:p>
          </table:table-cell>
          <table:table-cell table:formula="of:=IF(ABS([.B60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61]*[.$B$2]+[.$B$3]" office:value-type="float" office:value="-0.146666666666667" calcext:value-type="float">
            <text:p>-0.147</text:p>
          </table:table-cell>
          <table:table-cell table:formula="of:=IF(ABS([.B61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62]*[.$B$2]+[.$B$3]" office:value-type="float" office:value="-0.14" calcext:value-type="float">
            <text:p>-0.140</text:p>
          </table:table-cell>
          <table:table-cell table:formula="of:=IF(ABS([.B62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63]*[.$B$2]+[.$B$3]" office:value-type="float" office:value="-0.133333333333333" calcext:value-type="float">
            <text:p>-0.133</text:p>
          </table:table-cell>
          <table:table-cell table:formula="of:=IF(ABS([.B63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64]*[.$B$2]+[.$B$3]" office:value-type="float" office:value="-0.126666666666667" calcext:value-type="float">
            <text:p>-0.127</text:p>
          </table:table-cell>
          <table:table-cell table:formula="of:=IF(ABS([.B64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65]*[.$B$2]+[.$B$3]" office:value-type="float" office:value="-0.12" calcext:value-type="float">
            <text:p>-0.120</text:p>
          </table:table-cell>
          <table:table-cell table:formula="of:=IF(ABS([.B65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6]*[.$B$2]+[.$B$3]" office:value-type="float" office:value="-0.113333333333333" calcext:value-type="float">
            <text:p>-0.113</text:p>
          </table:table-cell>
          <table:table-cell table:formula="of:=IF(ABS([.B66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7]*[.$B$2]+[.$B$3]" office:value-type="float" office:value="-0.106666666666667" calcext:value-type="float">
            <text:p>-0.107</text:p>
          </table:table-cell>
          <table:table-cell table:formula="of:=IF(ABS([.B67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8]*[.$B$2]+[.$B$3]" office:value-type="float" office:value="-0.1" calcext:value-type="float">
            <text:p>-0.100</text:p>
          </table:table-cell>
          <table:table-cell table:formula="of:=IF(ABS([.B68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9]*[.$B$2]+[.$B$3]" office:value-type="float" office:value="-0.0933333333333333" calcext:value-type="float">
            <text:p>-0.093</text:p>
          </table:table-cell>
          <table:table-cell table:formula="of:=IF(ABS([.B69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70]*[.$B$2]+[.$B$3]" office:value-type="float" office:value="-0.0866666666666666" calcext:value-type="float">
            <text:p>-0.087</text:p>
          </table:table-cell>
          <table:table-cell table:formula="of:=IF(ABS([.B70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71]*[.$B$2]+[.$B$3]" office:value-type="float" office:value="-0.08" calcext:value-type="float">
            <text:p>-0.080</text:p>
          </table:table-cell>
          <table:table-cell table:formula="of:=IF(ABS([.B71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72]*[.$B$2]+[.$B$3]" office:value-type="float" office:value="-0.0733333333333333" calcext:value-type="float">
            <text:p>-0.073</text:p>
          </table:table-cell>
          <table:table-cell table:formula="of:=IF(ABS([.B72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73]*[.$B$2]+[.$B$3]" office:value-type="float" office:value="-0.0666666666666667" calcext:value-type="float">
            <text:p>-0.067</text:p>
          </table:table-cell>
          <table:table-cell table:formula="of:=IF(ABS([.B73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74]*[.$B$2]+[.$B$3]" office:value-type="float" office:value="-0.06" calcext:value-type="float">
            <text:p>-0.060</text:p>
          </table:table-cell>
          <table:table-cell table:formula="of:=IF(ABS([.B74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75]*[.$B$2]+[.$B$3]" office:value-type="float" office:value="-0.0533333333333333" calcext:value-type="float">
            <text:p>-0.053</text:p>
          </table:table-cell>
          <table:table-cell table:formula="of:=IF(ABS([.B75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6]*[.$B$2]+[.$B$3]" office:value-type="float" office:value="-0.0466666666666666" calcext:value-type="float">
            <text:p>-0.047</text:p>
          </table:table-cell>
          <table:table-cell table:formula="of:=IF(ABS([.B76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7]*[.$B$2]+[.$B$3]" office:value-type="float" office:value="-0.04" calcext:value-type="float">
            <text:p>-0.040</text:p>
          </table:table-cell>
          <table:table-cell table:formula="of:=IF(ABS([.B77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8]*[.$B$2]+[.$B$3]" office:value-type="float" office:value="-0.0333333333333333" calcext:value-type="float">
            <text:p>-0.033</text:p>
          </table:table-cell>
          <table:table-cell table:formula="of:=IF(ABS([.B78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9]*[.$B$2]+[.$B$3]" office:value-type="float" office:value="-0.0266666666666666" calcext:value-type="float">
            <text:p>-0.027</text:p>
          </table:table-cell>
          <table:table-cell table:formula="of:=IF(ABS([.B79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80]*[.$B$2]+[.$B$3]" office:value-type="float" office:value="-0.02" calcext:value-type="float">
            <text:p>-0.020</text:p>
          </table:table-cell>
          <table:table-cell table:formula="of:=IF(ABS([.B80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81]*[.$B$2]+[.$B$3]" office:value-type="float" office:value="-0.0133333333333333" calcext:value-type="float">
            <text:p>-0.013</text:p>
          </table:table-cell>
          <table:table-cell table:formula="of:=IF(ABS([.B81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82]*[.$B$2]+[.$B$3]" office:value-type="float" office:value="-0.00666666666666665" calcext:value-type="float">
            <text:p>-0.007</text:p>
          </table:table-cell>
          <table:table-cell table:formula="of:=IF(ABS([.B82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83]*[.$B$2]+[.$B$3]" office:value-type="float" office:value="0" calcext:value-type="float">
            <text:p>0.000</text:p>
          </table:table-cell>
          <table:table-cell table:formula="of:=IF(ABS([.B83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84]*[.$B$2]+[.$B$3]" office:value-type="float" office:value="0.00666666666666671" calcext:value-type="float">
            <text:p>0.007</text:p>
          </table:table-cell>
          <table:table-cell table:formula="of:=IF(ABS([.B84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85]*[.$B$2]+[.$B$3]" office:value-type="float" office:value="0.0133333333333334" calcext:value-type="float">
            <text:p>0.013</text:p>
          </table:table-cell>
          <table:table-cell table:formula="of:=IF(ABS([.B85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6]*[.$B$2]+[.$B$3]" office:value-type="float" office:value="0.02" calcext:value-type="float">
            <text:p>0.020</text:p>
          </table:table-cell>
          <table:table-cell table:formula="of:=IF(ABS([.B86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7]*[.$B$2]+[.$B$3]" office:value-type="float" office:value="0.0266666666666667" calcext:value-type="float">
            <text:p>0.027</text:p>
          </table:table-cell>
          <table:table-cell table:formula="of:=IF(ABS([.B87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8]*[.$B$2]+[.$B$3]" office:value-type="float" office:value="0.0333333333333333" calcext:value-type="float">
            <text:p>0.033</text:p>
          </table:table-cell>
          <table:table-cell table:formula="of:=IF(ABS([.B88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9]*[.$B$2]+[.$B$3]" office:value-type="float" office:value="0.04" calcext:value-type="float">
            <text:p>0.040</text:p>
          </table:table-cell>
          <table:table-cell table:formula="of:=IF(ABS([.B89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90]*[.$B$2]+[.$B$3]" office:value-type="float" office:value="0.0466666666666667" calcext:value-type="float">
            <text:p>0.047</text:p>
          </table:table-cell>
          <table:table-cell table:formula="of:=IF(ABS([.B90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91]*[.$B$2]+[.$B$3]" office:value-type="float" office:value="0.0533333333333333" calcext:value-type="float">
            <text:p>0.053</text:p>
          </table:table-cell>
          <table:table-cell table:formula="of:=IF(ABS([.B91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92]*[.$B$2]+[.$B$3]" office:value-type="float" office:value="0.0600000000000001" calcext:value-type="float">
            <text:p>0.060</text:p>
          </table:table-cell>
          <table:table-cell table:formula="of:=IF(ABS([.B92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93]*[.$B$2]+[.$B$3]" office:value-type="float" office:value="0.0666666666666667" calcext:value-type="float">
            <text:p>0.067</text:p>
          </table:table-cell>
          <table:table-cell table:formula="of:=IF(ABS([.B93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94]*[.$B$2]+[.$B$3]" office:value-type="float" office:value="0.0733333333333334" calcext:value-type="float">
            <text:p>0.073</text:p>
          </table:table-cell>
          <table:table-cell table:formula="of:=IF(ABS([.B94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95]*[.$B$2]+[.$B$3]" office:value-type="float" office:value="0.0800000000000001" calcext:value-type="float">
            <text:p>0.080</text:p>
          </table:table-cell>
          <table:table-cell table:formula="of:=IF(ABS([.B95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6]*[.$B$2]+[.$B$3]" office:value-type="float" office:value="0.0866666666666667" calcext:value-type="float">
            <text:p>0.087</text:p>
          </table:table-cell>
          <table:table-cell table:formula="of:=IF(ABS([.B96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7]*[.$B$2]+[.$B$3]" office:value-type="float" office:value="0.0933333333333334" calcext:value-type="float">
            <text:p>0.093</text:p>
          </table:table-cell>
          <table:table-cell table:formula="of:=IF(ABS([.B97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8]*[.$B$2]+[.$B$3]" office:value-type="float" office:value="0.1" calcext:value-type="float">
            <text:p>0.100</text:p>
          </table:table-cell>
          <table:table-cell table:formula="of:=IF(ABS([.B98])&lt;=[.$B$6]/2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9]*[.$B$2]+[.$B$3]" office:value-type="float" office:value="0.106666666666667" calcext:value-type="float">
            <text:p>0.107</text:p>
          </table:table-cell>
          <table:table-cell table:formula="of:=IF(ABS([.B99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100]*[.$B$2]+[.$B$3]" office:value-type="float" office:value="0.113333333333333" calcext:value-type="float">
            <text:p>0.113</text:p>
          </table:table-cell>
          <table:table-cell table:formula="of:=IF(ABS([.B100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101]*[.$B$2]+[.$B$3]" office:value-type="float" office:value="0.12" calcext:value-type="float">
            <text:p>0.120</text:p>
          </table:table-cell>
          <table:table-cell table:formula="of:=IF(ABS([.B101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102]*[.$B$2]+[.$B$3]" office:value-type="float" office:value="0.126666666666667" calcext:value-type="float">
            <text:p>0.127</text:p>
          </table:table-cell>
          <table:table-cell table:formula="of:=IF(ABS([.B102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103]*[.$B$2]+[.$B$3]" office:value-type="float" office:value="0.133333333333333" calcext:value-type="float">
            <text:p>0.133</text:p>
          </table:table-cell>
          <table:table-cell table:formula="of:=IF(ABS([.B103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104]*[.$B$2]+[.$B$3]" office:value-type="float" office:value="0.14" calcext:value-type="float">
            <text:p>0.140</text:p>
          </table:table-cell>
          <table:table-cell table:formula="of:=IF(ABS([.B104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05]*[.$B$2]+[.$B$3]" office:value-type="float" office:value="0.146666666666667" calcext:value-type="float">
            <text:p>0.147</text:p>
          </table:table-cell>
          <table:table-cell table:formula="of:=IF(ABS([.B105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6]*[.$B$2]+[.$B$3]" office:value-type="float" office:value="0.153333333333333" calcext:value-type="float">
            <text:p>0.153</text:p>
          </table:table-cell>
          <table:table-cell table:formula="of:=IF(ABS([.B106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7]*[.$B$2]+[.$B$3]" office:value-type="float" office:value="0.16" calcext:value-type="float">
            <text:p>0.160</text:p>
          </table:table-cell>
          <table:table-cell table:formula="of:=IF(ABS([.B107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8]*[.$B$2]+[.$B$3]" office:value-type="float" office:value="0.166666666666667" calcext:value-type="float">
            <text:p>0.167</text:p>
          </table:table-cell>
          <table:table-cell table:formula="of:=IF(ABS([.B108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9]*[.$B$2]+[.$B$3]" office:value-type="float" office:value="0.173333333333333" calcext:value-type="float">
            <text:p>0.173</text:p>
          </table:table-cell>
          <table:table-cell table:formula="of:=IF(ABS([.B109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10]*[.$B$2]+[.$B$3]" office:value-type="float" office:value="0.18" calcext:value-type="float">
            <text:p>0.180</text:p>
          </table:table-cell>
          <table:table-cell table:formula="of:=IF(ABS([.B110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11]*[.$B$2]+[.$B$3]" office:value-type="float" office:value="0.186666666666667" calcext:value-type="float">
            <text:p>0.187</text:p>
          </table:table-cell>
          <table:table-cell table:formula="of:=IF(ABS([.B111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12]*[.$B$2]+[.$B$3]" office:value-type="float" office:value="0.193333333333333" calcext:value-type="float">
            <text:p>0.193</text:p>
          </table:table-cell>
          <table:table-cell table:formula="of:=IF(ABS([.B112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13]*[.$B$2]+[.$B$3]" office:value-type="float" office:value="0.2" calcext:value-type="float">
            <text:p>0.200</text:p>
          </table:table-cell>
          <table:table-cell table:formula="of:=IF(ABS([.B113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14]*[.$B$2]+[.$B$3]" office:value-type="float" office:value="0.206666666666667" calcext:value-type="float">
            <text:p>0.207</text:p>
          </table:table-cell>
          <table:table-cell table:formula="of:=IF(ABS([.B114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15]*[.$B$2]+[.$B$3]" office:value-type="float" office:value="0.213333333333333" calcext:value-type="float">
            <text:p>0.213</text:p>
          </table:table-cell>
          <table:table-cell table:formula="of:=IF(ABS([.B115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6]*[.$B$2]+[.$B$3]" office:value-type="float" office:value="0.22" calcext:value-type="float">
            <text:p>0.220</text:p>
          </table:table-cell>
          <table:table-cell table:formula="of:=IF(ABS([.B116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7]*[.$B$2]+[.$B$3]" office:value-type="float" office:value="0.226666666666667" calcext:value-type="float">
            <text:p>0.227</text:p>
          </table:table-cell>
          <table:table-cell table:formula="of:=IF(ABS([.B117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8]*[.$B$2]+[.$B$3]" office:value-type="float" office:value="0.233333333333333" calcext:value-type="float">
            <text:p>0.233</text:p>
          </table:table-cell>
          <table:table-cell table:formula="of:=IF(ABS([.B118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9]*[.$B$2]+[.$B$3]" office:value-type="float" office:value="0.24" calcext:value-type="float">
            <text:p>0.240</text:p>
          </table:table-cell>
          <table:table-cell table:formula="of:=IF(ABS([.B119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20]*[.$B$2]+[.$B$3]" office:value-type="float" office:value="0.246666666666667" calcext:value-type="float">
            <text:p>0.247</text:p>
          </table:table-cell>
          <table:table-cell table:formula="of:=IF(ABS([.B120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21]*[.$B$2]+[.$B$3]" office:value-type="float" office:value="0.253333333333333" calcext:value-type="float">
            <text:p>0.253</text:p>
          </table:table-cell>
          <table:table-cell table:formula="of:=IF(ABS([.B121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22]*[.$B$2]+[.$B$3]" office:value-type="float" office:value="0.26" calcext:value-type="float">
            <text:p>0.260</text:p>
          </table:table-cell>
          <table:table-cell table:formula="of:=IF(ABS([.B122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23]*[.$B$2]+[.$B$3]" office:value-type="float" office:value="0.266666666666667" calcext:value-type="float">
            <text:p>0.267</text:p>
          </table:table-cell>
          <table:table-cell table:formula="of:=IF(ABS([.B123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24]*[.$B$2]+[.$B$3]" office:value-type="float" office:value="0.273333333333333" calcext:value-type="float">
            <text:p>0.273</text:p>
          </table:table-cell>
          <table:table-cell table:formula="of:=IF(ABS([.B124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25]*[.$B$2]+[.$B$3]" office:value-type="float" office:value="0.28" calcext:value-type="float">
            <text:p>0.280</text:p>
          </table:table-cell>
          <table:table-cell table:formula="of:=IF(ABS([.B125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6]*[.$B$2]+[.$B$3]" office:value-type="float" office:value="0.286666666666667" calcext:value-type="float">
            <text:p>0.287</text:p>
          </table:table-cell>
          <table:table-cell table:formula="of:=IF(ABS([.B126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7]*[.$B$2]+[.$B$3]" office:value-type="float" office:value="0.293333333333333" calcext:value-type="float">
            <text:p>0.293</text:p>
          </table:table-cell>
          <table:table-cell table:formula="of:=IF(ABS([.B127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8]*[.$B$2]+[.$B$3]" office:value-type="float" office:value="0.3" calcext:value-type="float">
            <text:p>0.300</text:p>
          </table:table-cell>
          <table:table-cell table:formula="of:=IF(ABS([.B128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9]*[.$B$2]+[.$B$3]" office:value-type="float" office:value="0.306666666666667" calcext:value-type="float">
            <text:p>0.307</text:p>
          </table:table-cell>
          <table:table-cell table:formula="of:=IF(ABS([.B129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30]*[.$B$2]+[.$B$3]" office:value-type="float" office:value="0.313333333333333" calcext:value-type="float">
            <text:p>0.313</text:p>
          </table:table-cell>
          <table:table-cell table:formula="of:=IF(ABS([.B130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31]*[.$B$2]+[.$B$3]" office:value-type="float" office:value="0.32" calcext:value-type="float">
            <text:p>0.320</text:p>
          </table:table-cell>
          <table:table-cell table:formula="of:=IF(ABS([.B131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32]*[.$B$2]+[.$B$3]" office:value-type="float" office:value="0.326666666666667" calcext:value-type="float">
            <text:p>0.327</text:p>
          </table:table-cell>
          <table:table-cell table:formula="of:=IF(ABS([.B132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33]*[.$B$2]+[.$B$3]" office:value-type="float" office:value="0.333333333333333" calcext:value-type="float">
            <text:p>0.333</text:p>
          </table:table-cell>
          <table:table-cell table:formula="of:=IF(ABS([.B133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34]*[.$B$2]+[.$B$3]" office:value-type="float" office:value="0.34" calcext:value-type="float">
            <text:p>0.340</text:p>
          </table:table-cell>
          <table:table-cell table:formula="of:=IF(ABS([.B134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35]*[.$B$2]+[.$B$3]" office:value-type="float" office:value="0.346666666666667" calcext:value-type="float">
            <text:p>0.347</text:p>
          </table:table-cell>
          <table:table-cell table:formula="of:=IF(ABS([.B135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6]*[.$B$2]+[.$B$3]" office:value-type="float" office:value="0.353333333333333" calcext:value-type="float">
            <text:p>0.353</text:p>
          </table:table-cell>
          <table:table-cell table:formula="of:=IF(ABS([.B136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7]*[.$B$2]+[.$B$3]" office:value-type="float" office:value="0.36" calcext:value-type="float">
            <text:p>0.360</text:p>
          </table:table-cell>
          <table:table-cell table:formula="of:=IF(ABS([.B137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8]*[.$B$2]+[.$B$3]" office:value-type="float" office:value="0.366666666666667" calcext:value-type="float">
            <text:p>0.367</text:p>
          </table:table-cell>
          <table:table-cell table:formula="of:=IF(ABS([.B138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9]*[.$B$2]+[.$B$3]" office:value-type="float" office:value="0.373333333333333" calcext:value-type="float">
            <text:p>0.373</text:p>
          </table:table-cell>
          <table:table-cell table:formula="of:=IF(ABS([.B139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40]*[.$B$2]+[.$B$3]" office:value-type="float" office:value="0.38" calcext:value-type="float">
            <text:p>0.380</text:p>
          </table:table-cell>
          <table:table-cell table:formula="of:=IF(ABS([.B140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41]*[.$B$2]+[.$B$3]" office:value-type="float" office:value="0.386666666666667" calcext:value-type="float">
            <text:p>0.387</text:p>
          </table:table-cell>
          <table:table-cell table:formula="of:=IF(ABS([.B141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42]*[.$B$2]+[.$B$3]" office:value-type="float" office:value="0.393333333333333" calcext:value-type="float">
            <text:p>0.393</text:p>
          </table:table-cell>
          <table:table-cell table:formula="of:=IF(ABS([.B142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43]*[.$B$2]+[.$B$3]" office:value-type="float" office:value="0.4" calcext:value-type="float">
            <text:p>0.400</text:p>
          </table:table-cell>
          <table:table-cell table:formula="of:=IF(ABS([.B143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44]*[.$B$2]+[.$B$3]" office:value-type="float" office:value="0.406666666666667" calcext:value-type="float">
            <text:p>0.407</text:p>
          </table:table-cell>
          <table:table-cell table:formula="of:=IF(ABS([.B144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45]*[.$B$2]+[.$B$3]" office:value-type="float" office:value="0.413333333333333" calcext:value-type="float">
            <text:p>0.413</text:p>
          </table:table-cell>
          <table:table-cell table:formula="of:=IF(ABS([.B145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6]*[.$B$2]+[.$B$3]" office:value-type="float" office:value="0.42" calcext:value-type="float">
            <text:p>0.420</text:p>
          </table:table-cell>
          <table:table-cell table:formula="of:=IF(ABS([.B146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7]*[.$B$2]+[.$B$3]" office:value-type="float" office:value="0.426666666666667" calcext:value-type="float">
            <text:p>0.427</text:p>
          </table:table-cell>
          <table:table-cell table:formula="of:=IF(ABS([.B147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8]*[.$B$2]+[.$B$3]" office:value-type="float" office:value="0.433333333333333" calcext:value-type="float">
            <text:p>0.433</text:p>
          </table:table-cell>
          <table:table-cell table:formula="of:=IF(ABS([.B148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9]*[.$B$2]+[.$B$3]" office:value-type="float" office:value="0.44" calcext:value-type="float">
            <text:p>0.440</text:p>
          </table:table-cell>
          <table:table-cell table:formula="of:=IF(ABS([.B149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50]*[.$B$2]+[.$B$3]" office:value-type="float" office:value="0.446666666666667" calcext:value-type="float">
            <text:p>0.447</text:p>
          </table:table-cell>
          <table:table-cell table:formula="of:=IF(ABS([.B150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51]*[.$B$2]+[.$B$3]" office:value-type="float" office:value="0.453333333333333" calcext:value-type="float">
            <text:p>0.453</text:p>
          </table:table-cell>
          <table:table-cell table:formula="of:=IF(ABS([.B151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52]*[.$B$2]+[.$B$3]" office:value-type="float" office:value="0.46" calcext:value-type="float">
            <text:p>0.460</text:p>
          </table:table-cell>
          <table:table-cell table:formula="of:=IF(ABS([.B152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53]*[.$B$2]+[.$B$3]" office:value-type="float" office:value="0.466666666666667" calcext:value-type="float">
            <text:p>0.467</text:p>
          </table:table-cell>
          <table:table-cell table:formula="of:=IF(ABS([.B153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54]*[.$B$2]+[.$B$3]" office:value-type="float" office:value="0.473333333333333" calcext:value-type="float">
            <text:p>0.473</text:p>
          </table:table-cell>
          <table:table-cell table:formula="of:=IF(ABS([.B154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55]*[.$B$2]+[.$B$3]" office:value-type="float" office:value="0.48" calcext:value-type="float">
            <text:p>0.480</text:p>
          </table:table-cell>
          <table:table-cell table:formula="of:=IF(ABS([.B155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6]*[.$B$2]+[.$B$3]" office:value-type="float" office:value="0.486666666666667" calcext:value-type="float">
            <text:p>0.487</text:p>
          </table:table-cell>
          <table:table-cell table:formula="of:=IF(ABS([.B156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7]*[.$B$2]+[.$B$3]" office:value-type="float" office:value="0.493333333333333" calcext:value-type="float">
            <text:p>0.493</text:p>
          </table:table-cell>
          <table:table-cell table:formula="of:=IF(ABS([.B157])&lt;=[.$B$6]/2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8]*[.$B$2]+[.$B$3]" office:value-type="float" office:value="0.5" calcext:value-type="float">
            <text:p>0.500</text:p>
          </table:table-cell>
          <table:table-cell table:formula="of:=IF(ABS([.B158])&lt;=[.$B$6]/2;1;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4:17:14.696256956</meta:creation-date>
    <dc:date>2019-05-02T14:31:04.451301020</dc:date>
    <meta:editing-duration>P0D</meta:editing-duration>
    <meta:editing-cycles>1</meta:editing-cycles>
    <meta:document-statistic meta:table-count="1" meta:cell-count="467" meta:object-count="0"/>
    <meta:generator>LibreOffice/4.1.6.2$Linux_X86_64 LibreOffice_project/410m0$Build-2</meta:generator>
  </office:meta>
</office:document-meta>
</file>